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31C46211748382A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1" svg:font-family="Arial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1a5680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5" style:family="paragraph" style:parent-style-name="Table_20_Contents">
      <style:text-properties officeooo:paragraph-rsid="001a5680"/>
    </style:style>
    <style:style style:name="P16" style:family="paragraph" style:parent-style-name="Table_20_Contents">
      <style:text-properties officeooo:rsid="001d9b1c" officeooo:paragraph-rsid="001d9b1c"/>
    </style:style>
    <style:style style:name="P17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5b59f" fo:background-color="transparent"/>
    </style:style>
    <style:style style:name="P19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a5680"/>
    </style:style>
    <style:style style:name="T10" style:family="text">
      <style:text-properties officeooo:rsid="001d9b1c"/>
    </style:style>
    <style:style style:name="T11" style:family="text">
      <style:text-properties officeooo:rsid="001e1d42"/>
    </style:style>
    <style:style style:name="T12" style:family="text">
      <style:text-properties officeooo:rsid="0020ab9b"/>
    </style:style>
    <style:style style:name="T13" style:family="text">
      <style:text-properties officeooo:rsid="0020bdf1"/>
    </style:style>
    <style:style style:name="T14" style:family="text">
      <style:text-properties officeooo:rsid="00236319"/>
    </style:style>
    <style:style style:name="T15" style:family="text">
      <style:text-properties fo:font-variant="normal" fo:text-transform="none" fo:color="#333333" style:font-name="Lucida Grande" fo:font-size="9.75pt" fo:letter-spacing="normal" fo:font-style="normal" fo:font-weight="normal"/>
    </style:style>
    <style:style style:name="T16" style:family="text">
      <style:text-properties fo:font-variant="normal" fo:text-transform="none" fo:color="#000000" style:font-name="Arial1" fo:font-size="12pt" fo:letter-spacing="normal" fo:font-style="normal" fo:font-weight="bold"/>
    </style:style>
    <style:style style:name="T17" style:family="text">
      <style:text-properties fo:font-variant="normal" fo:text-transform="none" fo:color="#000000" style:font-name="Arial1" fo:font-size="12pt" fo:letter-spacing="normal" fo:font-style="normal" fo:font-weight="normal"/>
    </style:style>
    <style:style style:name="T18" style:family="text">
      <style:text-properties officeooo:rsid="00269f40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8">sp. zn. </text:span>#4556</text:p>
      <text:p text:style-name="P17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4"><text:span text:style-name="T3">Česká pirátská strana, </text:span>organizační složka: <text:span text:style-name="T10">Personální odbor</text:span></text:p>
            <text:p text:style-name="P14">z<text:span text:style-name="T9">a</text:span>st<text:span text:style-name="T9">o</text:span>up<text:span text:style-name="T9">ena</text:span>: <text:span text:style-name="T14">Janem Novákem</text:span>, <text:tab/>e-mail: <text:span text:style-name="T14">jan.novak@pirati.cz</text:span></text:p>
            <text:p text:style-name="P14">kontakt: <text:span text:style-name="T13">Barbora Hradečná <text:s text:c="4"/></text:span>e-mail: <text:span text:style-name="T13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Table_20_Contents">Jméno: Michal Gill, Bc. </text:p>
            <text:p text:style-name="Table_20_Contents">Ičo: 76347451 <text:s text:c="8"/>bydliště: Karviná, Ráj, V Aleji 489/11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6">Krajský koordinátor dobrovolníků pro <text:span text:style-name="T18">Moravskoslezský kraj</text:span></text:p>
            <text:p text:style-name="P1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10">20</text:span>h <text:span text:style-name="T10">týdně </text:span>(slovy: <text:span text:style-name="T10">dvacet</text:span>hodin)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15"><text:span text:style-name="T14">Příkazní smlouva</text:span><text:tab/><text:tab/><text:tab/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Table_20_Contents"><text:span text:style-name="T10"><text:s/>9 000 – 14000 </text:span>Kč (slovy: <text:span text:style-name="T10">devět až čtrnáct tisíc korun </text:span>českých) 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3"><text:s/><text:span text:style-name="T14">Od 01-02-2017 </text:span>na dobu neurčitou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0">Praze</text:span> dne <text:span text:style-name="T14">01-02-2017</text:span></text:p>
      <text:p text:style-name="P6">Za zadavatele: <text:tab/><text:tab/><text:tab/>Za dodavatele: </text:p>
      <text:p text:style-name="P18"><text:span text:style-name="T14">Jan Novák</text:span><text:tab/><text:tab/><text:tab/>Michal Gill, Bc.</text:p>
      <text:p text:style-name="P7"/>
      <text:p text:style-name="P6">….................<text:tab/><text:tab/><text:tab/>….......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1" svg:font-family="Arial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31C46211748382A6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2-01T15:40:02.035704991</dc:date>
    <meta:editing-cycles>105</meta:editing-cycles>
    <meta:editing-duration>P24DT13H12M13S</meta:editing-duration>
    <meta:generator>LibreOffice/5.1.4.2$Linux_X86_64 LibreOffice_project/10m0$Build-2</meta:generator>
    <meta:printed-by>Vladislav Tobias Esner</meta:printed-by>
    <meta:print-date>2016-06-14T18:51:16.609667346</meta:print-date>
    <dc:creator>Vladislav Tobias Esner</dc:creator>
    <meta:document-statistic meta:table-count="1" meta:image-count="1" meta:object-count="0" meta:page-count="1" meta:paragraph-count="32" meta:word-count="168" meta:character-count="1273" meta:non-whitespace-character-count="1103"/>
    <meta:user-defined meta:name="Informace 1"/>
    <meta:user-defined meta:name="Informace 2"/>
    <meta:user-defined meta:name="Informace 3"/>
    <meta:user-defined meta:name="Informace 4"/>
  </office:meta>
</office:document-meta>
</file>